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Tag filter island setup&lt;/h4&gt;&lt;pre class="message"&gt;&lt;div class="author"&gt;user&lt;/div&gt;&lt;div&gt;continue Astro Level 3 – Tag Filter island&lt;/div&gt;&lt;/pre&gt;&lt;pre class="message"&gt;&lt;div class="author"&gt;ChatGPT&lt;/div&gt;&lt;div&gt;Perfect — Level 3 is where Astro starts to feel *alive.* <text:s/></text:p>
      <text:p text:style-name="Standard">You’ve already got your essays loading dynamically from Markdown; now we’ll turn that list into an interactive **Tag Filter Island**.</text:p>
      <text:p text:style-name="Standard"/>
      <text:p text:style-name="Standard">---</text:p>
      <text:p text:style-name="Standard"/>
      <text:p text:style-name="Standard">## 🧩 Goal</text:p>
      <text:p text:style-name="Standard">Add a small React-powered island that lets visitors click tags like “Faith”, “Philosophy”, “Community”, etc., and instantly filter the essays—no page reloads.</text:p>
      <text:p text:style-name="Standard"/>
      <text:p text:style-name="Standard">---</text:p>
      <text:p text:style-name="Standard"/>
      <text:p text:style-name="Standard">## 🪜 Step 1 – Prepare the Markdown Frontmatter</text:p>
      <text:p text:style-name="Standard">Each essay in `/src/content/essays/*.md` should already include tags and a short description, e.g.:</text:p>
      <text:p text:style-name="Standard"/>
      <text:p text:style-name="Standard">```yaml</text:p>
      <text:p text:style-name="Standard">---</text:p>
      <text:p text:style-name="Standard">title: "Faith as Design Principle"</text:p>
      <text:p text:style-name="Standard">pubDate: 2025-10-10</text:p>
      <text:p text:style-name="Standard">description: "How purpose precedes process in system design."</text:p>
      <text:p text:style-name="Standard">tags: ["faith", "design", "architecture"]</text:p>
      <text:p text:style-name="Standard">---</text:p>
      <text:p text:style-name="Standard">```</text:p>
      <text:p text:style-name="Standard"/>
      <text:p text:style-name="Standard">Astro will validate these if you’re using Zod schemas in your collection definition (good practice).</text:p>
      <text:p text:style-name="Standard"/>
      <text:p text:style-name="Standard">---</text:p>
      <text:p text:style-name="Standard"/>
      <text:p text:style-name="Standard">## ⚙️ Step 2 – Expose Tags in the Essays Page</text:p>
      <text:p text:style-name="Standard">In your `src/pages/essays.astro`:</text:p>
      <text:p text:style-name="Standard"/>
      <text:p text:style-name="Standard">```astro</text:p>
      <text:p text:style-name="Standard">---</text:p>
      <text:p text:style-name="Standard">import { getCollection } from 'astro:content'</text:p>
      <text:p text:style-name="Standard">import TagFilter from '../components/TagFilter.jsx'</text:p>
      <text:p text:style-name="Standard"/>
      <text:p text:style-name="Standard">const essays = await getCollection('essays')</text:p>
      <text:p text:style-name="Standard">const allTags = [...new Set(essays.flatMap(e =&amp;gt; e.data.tags))]</text:p>
      <text:p text:style-name="Standard">---</text:p>
      <text:p text:style-name="Standard">```</text:p>
      <text:p text:style-name="Standard"/>
      <text:p text:style-name="Standard">Add the component and feed it the data:</text:p>
      <text:p text:style-name="Standard"/>
      <text:p text:style-name="Standard">```astro</text:p>
      <text:p text:style-name="Standard">&amp;lt;section&amp;gt;</text:p>
      <text:p text:style-name="Standard"><text:s text:c="2"/>&amp;lt;TagFilter allTags={allTags} essays={essays} /&amp;gt;</text:p>
      <text:p text:style-name="Standard"><text:soft-page-break/>&amp;lt;/section&amp;gt;</text:p>
      <text:p text:style-name="Standard">```</text:p>
      <text:p text:style-name="Standard"/>
      <text:p text:style-name="Standard">---</text:p>
      <text:p text:style-name="Standard"/>
      <text:p text:style-name="Standard">## ⚛️ Step 3 – Build the Island</text:p>
      <text:p text:style-name="Standard">Create `src/components/TagFilter.jsx`:</text:p>
      <text:p text:style-name="Standard"/>
      <text:p text:style-name="Standard">```jsx</text:p>
      <text:p text:style-name="Standard">import { useState } from 'react'</text:p>
      <text:p text:style-name="Standard"/>
      <text:p text:style-name="Standard">export default function TagFilter({ allTags, essays }) {</text:p>
      <text:p text:style-name="Standard"><text:s text:c="2"/>const [activeTag, setActiveTag] = useState(null)</text:p>
      <text:p text:style-name="Standard"/>
      <text:p text:style-name="Standard"><text:s text:c="2"/>const filtered = activeTag</text:p>
      <text:p text:style-name="Standard"><text:s text:c="4"/>? essays.filter(e =&amp;gt; e.data.tags.includes(activeTag))</text:p>
      <text:p text:style-name="Standard"><text:s text:c="4"/>: essays</text:p>
      <text:p text:style-name="Standard"/>
      <text:p text:style-name="Standard"><text:s text:c="2"/>return (</text:p>
      <text:p text:style-name="Standard"><text:s text:c="4"/>&amp;lt;div className="space-y-4"&amp;gt;</text:p>
      <text:p text:style-name="Standard"><text:s text:c="6"/>&amp;lt;div className="flex flex-wrap gap-2"&amp;gt;</text:p>
      <text:p text:style-name="Standard"><text:s text:c="8"/>{allTags.map(tag =&amp;gt; (</text:p>
      <text:p text:style-name="Standard"><text:s text:c="10"/>&amp;lt;button</text:p>
      <text:p text:style-name="Standard"><text:s text:c="12"/>key={tag}</text:p>
      <text:p text:style-name="Standard"><text:s text:c="12"/>onClick={() =&amp;gt; setActiveTag(tag === activeTag ? null : tag)}</text:p>
      <text:p text:style-name="Standard"><text:s text:c="12"/>className={`px-3 py-1 rounded-full border text-sm transition</text:p>
      <text:p text:style-name="Standard"><text:s text:c="14"/>${tag === activeTag ? 'bg-blue-600 text-white' : 'bg-white text-blue-600 hover:bg-blue-100'}</text:p>
      <text:p text:style-name="Standard"><text:s text:c="12"/>`}</text:p>
      <text:p text:style-name="Standard"><text:s text:c="10"/>&amp;gt;</text:p>
      <text:p text:style-name="Standard"><text:s text:c="12"/>{tag}</text:p>
      <text:p text:style-name="Standard"><text:s text:c="10"/>&amp;lt;/button&amp;gt;</text:p>
      <text:p text:style-name="Standard"><text:s text:c="8"/>))}</text:p>
      <text:p text:style-name="Standard"><text:s text:c="6"/>&amp;lt;/div&amp;gt;</text:p>
      <text:p text:style-name="Standard"/>
      <text:p text:style-name="Standard"><text:s text:c="6"/>&amp;lt;ul className="space-y-2"&amp;gt;</text:p>
      <text:p text:style-name="Standard"><text:s text:c="8"/>{filtered.map(e =&amp;gt; (</text:p>
      <text:p text:style-name="Standard"><text:s text:c="10"/>&amp;lt;li key={e.id}&amp;gt;</text:p>
      <text:p text:style-name="Standard"><text:s text:c="12"/>&amp;lt;a href={`/essays/${e.slug}`} className="text-lg text-blue-700 hover:underline"&amp;gt;</text:p>
      <text:p text:style-name="Standard"><text:s text:c="14"/>{e.data.title}</text:p>
      <text:p text:style-name="Standard"><text:s text:c="12"/>&amp;lt;/a&amp;gt;</text:p>
      <text:p text:style-name="Standard"><text:s text:c="12"/>&amp;lt;p className="text-sm text-gray-600"&amp;gt;{e.data.description}&amp;lt;/p&amp;gt;</text:p>
      <text:p text:style-name="Standard"><text:s text:c="10"/>&amp;lt;/li&amp;gt;</text:p>
      <text:p text:style-name="Standard"><text:s text:c="8"/>))}</text:p>
      <text:p text:style-name="Standard"><text:s text:c="6"/>&amp;lt;/ul&amp;gt;</text:p>
      <text:p text:style-name="Standard"><text:s text:c="4"/>&amp;lt;/div&amp;gt;</text:p>
      <text:p text:style-name="Standard"><text:s text:c="2"/>)</text:p>
      <text:p text:style-name="Standard">}</text:p>
      <text:p text:style-name="Standard">```</text:p>
      <text:p text:style-name="Standard"/>
      <text:p text:style-name="Standard"><text:soft-page-break/>Astro automatically hydrates this component on the client because it’s a `.jsx` inside your page. <text:s/></text:p>
      <text:p text:style-name="Standard">If you want explicit control, wrap it with:</text:p>
      <text:p text:style-name="Standard"/>
      <text:p text:style-name="Standard">```astro</text:p>
      <text:p text:style-name="Standard">&amp;lt;Island client:load&amp;gt;</text:p>
      <text:p text:style-name="Standard"><text:s text:c="2"/>&amp;lt;TagFilter allTags={allTags} essays={essays} /&amp;gt;</text:p>
      <text:p text:style-name="Standard">&amp;lt;/Island&amp;gt;</text:p>
      <text:p text:style-name="Standard">```</text:p>
      <text:p text:style-name="Standard"/>
      <text:p text:style-name="Standard">or simply add `client:load` to the component import when using it inline:</text:p>
      <text:p text:style-name="Standard">```astro</text:p>
      <text:p text:style-name="Standard">&amp;lt;TagFilter client:load allTags={allTags} essays={essays} /&amp;gt;</text:p>
      <text:p text:style-name="Standard">```</text:p>
      <text:p text:style-name="Standard"/>
      <text:p text:style-name="Standard">---</text:p>
      <text:p text:style-name="Standard"/>
      <text:p text:style-name="Standard">## 🎨 Step 4 – Style &amp;amp; Polish</text:p>
      <text:p text:style-name="Standard">- Tailwind classes already give you nice pills and transitions.</text:p>
      <text:p text:style-name="Standard">- You can sort tags alphabetically or by frequency.</text:p>
      <text:p text:style-name="Standard">- Optionally show “X essays found” above the list.</text:p>
      <text:p text:style-name="Standard"/>
      <text:p text:style-name="Standard">---</text:p>
      <text:p text:style-name="Standard"/>
      <text:p text:style-name="Standard">## ✅ Step 5 – Verify</text:p>
      <text:p text:style-name="Standard">1. Run `npm run dev`.</text:p>
      <text:p text:style-name="Standard">2. Open `/essays`.</text:p>
      <text:p text:style-name="Standard">3. Click tags → filtered results appear instantly.</text:p>
      <text:p text:style-name="Standard"/>
      <text:p text:style-name="Standard">---</text:p>
      <text:p text:style-name="Standard"/>
      <text:p text:style-name="Standard">## 🧠 Level 3 Concept Recap</text:p>
      <text:p text:style-name="Standard">| Concept | Skill |</text:p>
      <text:p text:style-name="Standard">|----------|-------|</text:p>
      <text:p text:style-name="Standard">| **Island Hydration** | Bringing React (or Svelte/Vue) interactivity into a static Astro page |</text:p>
      <text:p text:style-name="Standard">| **Props &amp;amp; State** | Passing static data into the client island and reacting to user input |</text:p>
      <text:p text:style-name="Standard">| **Separation of Layers** | Markdown → data layer, Astro → routing layer, React → interactive layer |</text:p>
      <text:p text:style-name="Standard"/>
      <text:p text:style-name="Standard">---</text:p>
      <text:p text:style-name="Standard"/>
      <text:p text:style-name="Standard">If you’re ready, we can extend this island in **Level 4 – Search + Sort + Fuse.js**, where you’ll add fuzzy text search and combined filters. <text:s/></text:p>
      <text:p text:style-name="Standard">Would you like to move straight to that next?&lt;/div&gt;&lt;/pre&gt;&lt;pre class="message"&gt;&lt;div class="author"&gt;user&lt;/div&gt;&lt;div&gt;ok, step 1, there are no tags. so an observation and a question. my observation is i'll manually add tags. my question is where in the "markdown" should we declare to "add tags" or am i off in the weeds.&lt;/div&gt;&lt;/pre&gt;&lt;pre class="message"&gt;&lt;div class="author"&gt;ChatGPT&lt;/div&gt;&lt;div&gt;Excellent — you’re *right on track*, not in the weeds at all. <text:s/></text:p>
      <text:p text:style-name="Standard"/>
      <text:p text:style-name="Standard">### 🧩 Observation <text:s/></text:p>
      <text:p text:style-name="Standard"><text:soft-page-break/>Yes: since you don’t yet have tags in your essay Markdown files, you’ll simply **add them manually** in the **frontmatter block** at the *very top* of each Markdown file — between the triple dashes (`---`). That’s the part where Astro reads metadata (title, date, description, etc.) before the essay’s content begins.</text:p>
      <text:p text:style-name="Standard"/>
      <text:p text:style-name="Standard">---</text:p>
      <text:p text:style-name="Standard"/>
      <text:p text:style-name="Standard">### 🪶 Example – Adding `tags` in Frontmatter</text:p>
      <text:p text:style-name="Standard"/>
      <text:p text:style-name="Standard">```markdown</text:p>
      <text:p text:style-name="Standard">---</text:p>
      <text:p text:style-name="Standard">title: "Faith as Design Principle"</text:p>
      <text:p text:style-name="Standard">pubDate: 2025-10-10</text:p>
      <text:p text:style-name="Standard">description: "How purpose precedes process in system design."</text:p>
      <text:p text:style-name="Standard">tags: ["faith", "design", "architecture"]</text:p>
      <text:p text:style-name="Standard">---</text:p>
      <text:p text:style-name="Standard"/>
      <text:p text:style-name="Standard">This is the start of your essay content...</text:p>
      <text:p text:style-name="Standard">```</text:p>
      <text:p text:style-name="Standard"/>
      <text:p text:style-name="Standard">✅ **Rules / Notes:**</text:p>
      <text:p text:style-name="Standard">- The `tags` field must be **inside** that top `---` block. <text:s/></text:p>
      <text:p text:style-name="Standard">- It’s an array of strings (square brackets with commas). <text:s/></text:p>
      <text:p text:style-name="Standard">- Tag names are *case-sensitive*, so “Faith” ≠ “faith”. <text:s/></text:p>
      <text:p text:style-name="Standard">- You can add as many as you want: `["faith", "community", "philosophy"]`. <text:s/></text:p>
      <text:p text:style-name="Standard">- Astro’s `getCollection()` automatically includes this field for each item — no extra code needed.</text:p>
      <text:p text:style-name="Standard"/>
      <text:p text:style-name="Standard">---</text:p>
      <text:p text:style-name="Standard"/>
      <text:p text:style-name="Standard">### 💡 Why This Matters</text:p>
      <text:p text:style-name="Standard">That frontmatter block is effectively the **schema declaration** for your content. <text:s/></text:p>
      <text:p text:style-name="Standard">Astro uses it to:</text:p>
      <text:p text:style-name="Standard">- Build the data objects you loop through in `essays.astro`</text:p>
      <text:p text:style-name="Standard">- Validate against any optional Zod schema you define in `/src/content/config.ts`</text:p>
      <text:p text:style-name="Standard">- Power sorting, filtering, and display logic like our Tag Filter island</text:p>
      <text:p text:style-name="Standard"/>
      <text:p text:style-name="Standard">---</text:p>
      <text:p text:style-name="Standard"/>
      <text:p text:style-name="Standard">If you’d like, I can show you a clean **before / after** of one of your existing `.md` essays with tags added — just paste one here and I’ll mark where to insert the `tags:` line. <text:s/></text:p>
      <text:p text:style-name="Standard">Would you like me to do that?&lt;/div&gt;&lt;/pre&gt;&lt;pre class="message"&gt;&lt;div class="author"&gt;user&lt;/div&gt;&lt;div&gt;no, simpler question. when i create content in an md file, do i add tags and front matter in the formatting? how does that front matter get there i guess is my question.&lt;/div&gt;&lt;/pre&gt;&lt;pre class="message"&gt;&lt;div class="author"&gt;ChatGPT&lt;/div&gt;&lt;div&gt;Great question — and no, you’re not missing anything! <text:s/></text:p>
      <text:p text:style-name="Standard">Let’s demystify this.</text:p>
      <text:p text:style-name="Standard"/>
      <text:p text:style-name="Standard">---</text:p>
      <text:p text:style-name="Standard"/>
      <text:p text:style-name="Standard"><text:soft-page-break/>### 🧱 What “Frontmatter” Really Is</text:p>
      <text:p text:style-name="Standard">When you create a `.md` (Markdown) file in Astro (or most static site systems), the **frontmatter** is simply the metadata block you type manually at the top, between triple dashes:</text:p>
      <text:p text:style-name="Standard"/>
      <text:p text:style-name="Standard">```markdown</text:p>
      <text:p text:style-name="Standard">---</text:p>
      <text:p text:style-name="Standard">title: "My First Essay"</text:p>
      <text:p text:style-name="Standard">pubDate: 2025-11-07</text:p>
      <text:p text:style-name="Standard">description: "Why purpose precedes process."</text:p>
      <text:p text:style-name="Standard">tags: ["faith", "reason"]</text:p>
      <text:p text:style-name="Standard">---</text:p>
      <text:p text:style-name="Standard">```</text:p>
      <text:p text:style-name="Standard"/>
      <text:p text:style-name="Standard">Astro doesn’t insert that for you automatically — **you write it yourself** when creating the file. Think of it like a header card that tells Astro what’s inside.</text:p>
      <text:p text:style-name="Standard"/>
      <text:p text:style-name="Standard">---</text:p>
      <text:p text:style-name="Standard"/>
      <text:p text:style-name="Standard">### 🧰 How It Gets There in Practice</text:p>
      <text:p text:style-name="Standard"/>
      <text:p text:style-name="Standard">You have three ways to create a new Markdown file:</text:p>
      <text:p text:style-name="Standard"/>
      <text:p text:style-name="Standard">1. **Manually** <text:s/></text:p>
      <text:p text:style-name="Standard"><text:s text:c="3"/>You just make a new file: <text:s/></text:p>
      <text:p text:style-name="Standard"><text:s text:c="3"/>`src/content/essays/my-first-essay.md` <text:s/></text:p>
      <text:p text:style-name="Standard"><text:s text:c="3"/>and type the frontmatter at the top (like above).</text:p>
      <text:p text:style-name="Standard"/>
      <text:p text:style-name="Standard">2. **By Copying an Existing File** <text:s/></text:p>
      <text:p text:style-name="Standard"><text:s text:c="3"/>Most devs duplicate a prior essay, then just edit the frontmatter values.</text:p>
      <text:p text:style-name="Standard"/>
      <text:p text:style-name="Standard">3. **(Optional) With a Schema Helper** <text:s/></text:p>
      <text:p text:style-name="Standard"><text:s text:c="3"/>If you define a Zod schema in `/src/content/config.ts`, VS Code will show inline hints like <text:s/></text:p>
      <text:p text:style-name="Standard"><text:s text:c="3"/>`title (string)`, `tags (string[])` — which helps you remember what to include. <text:s/></text:p>
      <text:p text:style-name="Standard"><text:s text:c="3"/>But the data itself still comes from you, typed in at the top of each `.md` file.</text:p>
      <text:p text:style-name="Standard"/>
      <text:p text:style-name="Standard">---</text:p>
      <text:p text:style-name="Standard"/>
      <text:p text:style-name="Standard">### 🪶 Summary</text:p>
      <text:p text:style-name="Standard"/>
      <text:p text:style-name="Standard">| Question | Answer |</text:p>
      <text:p text:style-name="Standard">|-----------|---------|</text:p>
      <text:p text:style-name="Standard">| Do you add tags manually? | ✅ Yes, in the `---` block at the top. |</text:p>
      <text:p text:style-name="Standard">| Does Astro insert frontmatter automatically? | ❌ No, you write or copy it in yourself. |</text:p>
      <text:p text:style-name="Standard">| What happens if you forget it? | Astro will still build the page, but fields like `title`, `tags`, etc. will be undefined when you query them. |</text:p>
      <text:p text:style-name="Standard"/>
      <text:p text:style-name="Standard">---</text:p>
      <text:p text:style-name="Standard"/>
      <text:p text:style-name="Standard"><text:soft-page-break/>Would you like me to show what your `src/content/config.ts` should look like so Astro *expects* those fields (`title`, `description`, `tags`), giving you validation and autocomplete when you edit Markdown?&lt;/div&gt;&lt;/pre&gt;&lt;pre class="message"&gt;&lt;div class="author"&gt;user&lt;/div&gt;&lt;div&gt;no, but general question to follow up an earlier conversation we had. so let's say i create a piece of content on google docs. now, i pass it to you for clean up. you'll add markdown per some rule set that we've devised?&lt;/div&gt;&lt;/pre&gt;&lt;pre class="message"&gt;&lt;div class="author"&gt;ChatGPT&lt;/div&gt;&lt;div&gt;Exactly — you’ve got it. <text:s/></text:p>
      <text:p text:style-name="Standard"/>
      <text:p text:style-name="Standard">Here’s the simple breakdown of that flow in practice:</text:p>
      <text:p text:style-name="Standard"/>
      <text:p text:style-name="Standard">---</text:p>
      <text:p text:style-name="Standard"/>
      <text:p text:style-name="Standard">### 🪶 Step 1 – You write raw content</text:p>
      <text:p text:style-name="Standard">Let’s say you’ve drafted something in Google Docs — plain text, no special formatting beyond what Docs does visually. <text:s/></text:p>
      <text:p text:style-name="Standard">That’s your **source**: narrative, paragraphs, maybe some headings or lists.</text:p>
      <text:p text:style-name="Standard"/>
      <text:p text:style-name="Standard">---</text:p>
      <text:p text:style-name="Standard"/>
      <text:p text:style-name="Standard">### ⚙️ Step 2 – You hand it to me</text:p>
      <text:p text:style-name="Standard">When you paste or link that draft here, I’ll:</text:p>
      <text:p text:style-name="Standard"/>
      <text:p text:style-name="Standard">1. Strip out Google’s proprietary formatting (no hidden HTML junk). <text:s/></text:p>
      <text:p text:style-name="Standard">2. Interpret the structure (headings, subheadings, quotes, lists, etc.). <text:s/></text:p>
      <text:p text:style-name="Standard">3. Convert it into clean **Markdown** with a **frontmatter block** if it’s meant to live in Astro.</text:p>
      <text:p text:style-name="Standard"/>
      <text:p text:style-name="Standard">Example conversion:</text:p>
      <text:p text:style-name="Standard"/>
      <text:p text:style-name="Standard">**From Google Docs:**</text:p>
      <text:p text:style-name="Standard">&amp;gt; Title: Faith as Design Principle <text:s/></text:p>
      <text:p text:style-name="Standard">&amp;gt; Date: 2025-10-10 <text:s/></text:p>
      <text:p text:style-name="Standard">&amp;gt; <text:s/></text:p>
      <text:p text:style-name="Standard">&amp;gt; How purpose precedes process in both system design and spiritual practice...</text:p>
      <text:p text:style-name="Standard"/>
      <text:p text:style-name="Standard">**Becomes in Markdown:**</text:p>
      <text:p text:style-name="Standard">```markdown</text:p>
      <text:p text:style-name="Standard">---</text:p>
      <text:p text:style-name="Standard">title: "Faith as Design Principle"</text:p>
      <text:p text:style-name="Standard">pubDate: 2025-10-10</text:p>
      <text:p text:style-name="Standard">description: "How purpose precedes process in both system design and spiritual practice."</text:p>
      <text:p text:style-name="Standard">tags: ["faith", "design", "architecture"]</text:p>
      <text:p text:style-name="Standard">---</text:p>
      <text:p text:style-name="Standard"/>
      <text:p text:style-name="Standard">## Faith as Design Principle</text:p>
      <text:p text:style-name="Standard"/>
      <text:p text:style-name="Standard">How purpose precedes process in both system design and spiritual practice...</text:p>
      <text:p text:style-name="Standard">```</text:p>
      <text:p text:style-name="Standard"/>
      <text:p text:style-name="Standard">That’s the cleaned, portable version — ready to drop straight into `/src/content/essays/`.</text:p>
      <text:p text:style-name="Standard"><text:soft-page-break/></text:p>
      <text:p text:style-name="Standard">---</text:p>
      <text:p text:style-name="Standard"/>
      <text:p text:style-name="Standard">### 📚 Step 3 – Our Rule Set</text:p>
      <text:p text:style-name="Standard">We can (and probably should) formalize a shared rule set for conversion — e.g.:</text:p>
      <text:p text:style-name="Standard"/>
      <text:p text:style-name="Standard">- Always include `title`, `pubDate`, `description`, and `tags`.</text:p>
      <text:p text:style-name="Standard">- Convert bold/italics correctly (`**bold**`, `_italics_`).</text:p>
      <text:p text:style-name="Standard">- Use proper heading hierarchy (`##`, `###`, etc.).</text:p>
      <text:p text:style-name="Standard">- Convert lists, blockquotes, and links properly.</text:p>
      <text:p text:style-name="Standard">- Preserve intentional spacing and rhythm.</text:p>
      <text:p text:style-name="Standard"/>
      <text:p text:style-name="Standard">Once we define that rule set, I can apply it consistently to every imported Google Doc or text draft.</text:p>
      <text:p text:style-name="Standard"/>
      <text:p text:style-name="Standard">---</text:p>
      <text:p text:style-name="Standard"/>
      <text:p text:style-name="Standard">### 🔁 Step 4 – You keep authorship, I handle translation</text:p>
      <text:p text:style-name="Standard">You remain the source of truth (authorship and intent). <text:s/></text:p>
      <text:p text:style-name="Standard">I just *translate* the piece into Markdown that meets your system’s architectural and stylistic standards — ready for Astro or WordPress import.</text:p>
      <text:p text:style-name="Standard"/>
      <text:p text:style-name="Standard">---</text:p>
      <text:p text:style-name="Standard"/>
      <text:p text:style-name="Standard">Would you like me to sketch that conversion rule set — a one-page Markdown “style contract” we can reuse for all future clean-ups?&lt;/div&gt;&lt;/pre&gt;&lt;pre class="message"&gt;&lt;div class="author"&gt;user&lt;/div&gt;&lt;div&gt;na, let's get back to the tag filter. hold on, i'll scroll up so we don't clutter up the chat.&lt;/div&gt;&lt;/pre&gt;&lt;pre class="message"&gt;&lt;div class="author"&gt;ChatGPT&lt;/div&gt;&lt;div&gt;Perfect — I’ll hold right here. <text:s/></text:p>
      <text:p text:style-name="Standard">Once you scroll up to where we left off on the **Tag Filter island**, just drop your next cue (like “ok ready for step 2” or “show me where to put that code”), and we’ll pick it up cleanly from that point.&lt;/div&gt;&lt;/pre&gt;&lt;pre class="message"&gt;&lt;div class="author"&gt;user&lt;/div&gt;&lt;div&gt;i am here:Astro automatically hydrates this component on the client because it’s a .jsx inside your page.</text:p>
      <text:p text:style-name="Standard">If you want explicit control, wrap it with: &amp;lt;Island client:load&amp;gt;</text:p>
      <text:p text:style-name="Standard"><text:s text:c="2"/>&amp;lt;TagFilter allTags={allTags} essays={essays} /&amp;gt;</text:p>
      <text:p text:style-name="Standard">&amp;lt;/Island&amp;gt;</text:p>
      <text:p text:style-name="Standard"/>
      <text:p text:style-name="Standard">or...</text:p>
      <text:p text:style-name="Standard"/>
      <text:p text:style-name="Standard">and a bit lost as what to do now. where do i add this code. &lt;/div&gt;&lt;/pre&gt;&lt;pre class="message"&gt;&lt;div class="author"&gt;ChatGPT&lt;/div&gt;&lt;div&gt;Excellent question — you’re right at the point where most people get turned around for the first time with Astro’s “islands” idea. <text:s/></text:p>
      <text:p text:style-name="Standard">Let’s slow it down and make it concrete.</text:p>
      <text:p text:style-name="Standard"/>
      <text:p text:style-name="Standard">---</text:p>
      <text:p text:style-name="Standard"/>
      <text:p text:style-name="Standard">## 🧩 Where You Are in the Flow</text:p>
      <text:p text:style-name="Standard"/>
      <text:p text:style-name="Standard">You already have (or will soon have):</text:p>
      <text:p text:style-name="Standard">```</text:p>
      <text:p text:style-name="Standard"><text:soft-page-break/>src/</text:p>
      <text:p text:style-name="Standard"><text:s text:c="2"/>pages/</text:p>
      <text:p text:style-name="Standard"><text:s text:c="4"/>essays.astro</text:p>
      <text:p text:style-name="Standard"><text:s text:c="2"/>components/</text:p>
      <text:p text:style-name="Standard"><text:s text:c="4"/>TagFilter.jsx</text:p>
      <text:p text:style-name="Standard">```</text:p>
      <text:p text:style-name="Standard"/>
      <text:p text:style-name="Standard">You wrote or pasted the **TagFilter.jsx** React component into `src/components/`.</text:p>
      <text:p text:style-name="Standard"/>
      <text:p text:style-name="Standard">Now you just need to **use it** inside your `essays.astro` page — that’s the only place the `client:load` line lives.</text:p>
      <text:p text:style-name="Standard"/>
      <text:p text:style-name="Standard">---</text:p>
      <text:p text:style-name="Standard"/>
      <text:p text:style-name="Standard">## 🪶 Here’s What `src/pages/essays.astro` Should Look Like</text:p>
      <text:p text:style-name="Standard"/>
      <text:p text:style-name="Standard">```astro</text:p>
      <text:p text:style-name="Standard">---</text:p>
      <text:p text:style-name="Standard">import { getCollection } from 'astro:content'</text:p>
      <text:p text:style-name="Standard">import TagFilter from '../components/TagFilter.jsx'</text:p>
      <text:p text:style-name="Standard"/>
      <text:p text:style-name="Standard">// Fetch all essay content</text:p>
      <text:p text:style-name="Standard">const essays = await getCollection('essays')</text:p>
      <text:p text:style-name="Standard"/>
      <text:p text:style-name="Standard">// Gather unique tags</text:p>
      <text:p text:style-name="Standard">const allTags = [...new Set(essays.flatMap(e =&amp;gt; e.data.tags))]</text:p>
      <text:p text:style-name="Standard">---</text:p>
      <text:p text:style-name="Standard"/>
      <text:p text:style-name="Standard">&amp;lt;!-- Page Layout --&amp;gt;</text:p>
      <text:p text:style-name="Standard">&amp;lt;h1&amp;gt;Essays&amp;lt;/h1&amp;gt;</text:p>
      <text:p text:style-name="Standard"/>
      <text:p text:style-name="Standard">&amp;lt;!-- This is the part that hydrates the React component --&amp;gt;</text:p>
      <text:p text:style-name="Standard">&amp;lt;TagFilter client:load allTags={allTags} essays={essays} /&amp;gt;</text:p>
      <text:p text:style-name="Standard">```</text:p>
      <text:p text:style-name="Standard"/>
      <text:p text:style-name="Standard">✅ **Where you put it:** <text:s/></text:p>
      <text:p text:style-name="Standard">Right in the `.astro` page file (`src/pages/essays.astro`), wherever you want the interactive list of essays to appear.</text:p>
      <text:p text:style-name="Standard"/>
      <text:p text:style-name="Standard">That one line is all you need to “hydrate” the island:</text:p>
      <text:p text:style-name="Standard">```astro</text:p>
      <text:p text:style-name="Standard">&amp;lt;TagFilter client:load allTags={allTags} essays={essays} /&amp;gt;</text:p>
      <text:p text:style-name="Standard">```</text:p>
      <text:p text:style-name="Standard"/>
      <text:p text:style-name="Standard">You don’t need to manually wrap it in `&amp;lt;Island&amp;gt;` tags — that’s just a conceptual example. Astro handles it automatically because of `client:load`.</text:p>
      <text:p text:style-name="Standard"/>
      <text:p text:style-name="Standard">---</text:p>
      <text:p text:style-name="Standard"/>
      <text:p text:style-name="Standard"><text:soft-page-break/>## ⚙️ Recap of What Happens</text:p>
      <text:p text:style-name="Standard"/>
      <text:p text:style-name="Standard">1. Astro builds the page statically — all the essays and tags are known at build time.</text:p>
      <text:p text:style-name="Standard">2. When the browser loads, it hydrates just the `&amp;lt;TagFilter&amp;gt;` component on the client.</text:p>
      <text:p text:style-name="Standard">3. Clicking a tag instantly filters essays with no page reload.</text:p>
      <text:p text:style-name="Standard"/>
      <text:p text:style-name="Standard">---</text:p>
      <text:p text:style-name="Standard"/>
      <text:p text:style-name="Standard">If you want, I can show you the **final directory structure** and the **exact lines** you should have in each file (essays.astro + TagFilter.jsx) so you can confirm nothing’s missing before testing. <text:s/></text:p>
      <text:p text:style-name="Standard">Would you like that next?&lt;/div&gt;&lt;/pre&gt;&lt;pre class="message"&gt;&lt;div class="author"&gt;user&lt;/div&gt;&lt;div&gt;getting a red squiggle under .tags here: const allTags = [...new Set(essays.flatMap(e =&amp;gt; e.data.tags))]&lt;/div&gt;&lt;/pre&gt;&lt;pre class="message"&gt;&lt;div class="author"&gt;ChatGPT&lt;/div&gt;&lt;div&gt;Perfect catch — that red squiggle means Astro (or VS Code) thinks `e.data.tags` **might not exist** on some of your essays. That’s normal the first time around because a few of your `.md` files don’t yet have a `tags` field. <text:s/></text:p>
      <text:p text:style-name="Standard"/>
      <text:p text:style-name="Standard">Here are a few clean fixes depending on how you want to handle it:</text:p>
      <text:p text:style-name="Standard"/>
      <text:p text:style-name="Standard">---</text:p>
      <text:p text:style-name="Standard"/>
      <text:p text:style-name="Standard">### ✅ **Option 1 — Safe Fallback (recommended while adding tags gradually)**</text:p>
      <text:p text:style-name="Standard">Use optional chaining and a fallback array:</text:p>
      <text:p text:style-name="Standard">```js</text:p>
      <text:p text:style-name="Standard">const allTags = [...new Set(essays.flatMap(e =&amp;gt; e.data.tags ?? []))]</text:p>
      <text:p text:style-name="Standard">```</text:p>
      <text:p text:style-name="Standard">Explanation:</text:p>
      <text:p text:style-name="Standard">- `?? []` means “if undefined, treat as an empty array.”</text:p>
      <text:p text:style-name="Standard">- Prevents runtime or type errors until every essay has `tags` defined.</text:p>
      <text:p text:style-name="Standard"/>
      <text:p text:style-name="Standard">---</text:p>
      <text:p text:style-name="Standard"/>
      <text:p text:style-name="Standard">### 🧱 **Option 2 — Add a Default in Your Zod Schema (if you’re validating content)**</text:p>
      <text:p text:style-name="Standard">If you have a schema in `src/content/config.ts`, you can declare:</text:p>
      <text:p text:style-name="Standard">```ts</text:p>
      <text:p text:style-name="Standard">tags: z.array(z.string()).default([])</text:p>
      <text:p text:style-name="Standard">```</text:p>
      <text:p text:style-name="Standard">Then `e.data.tags` will always exist, even if you forget it in the frontmatter.</text:p>
      <text:p text:style-name="Standard"/>
      <text:p text:style-name="Standard">---</text:p>
      <text:p text:style-name="Standard"/>
      <text:p text:style-name="Standard">### 🪶 **Option 3 — Quick Manual Check (no schema)**</text:p>
      <text:p text:style-name="Standard">If you’re not validating content yet, stick with Option 1 — that’s enough protection.</text:p>
      <text:p text:style-name="Standard"/>
      <text:p text:style-name="Standard">---</text:p>
      <text:p text:style-name="Standard"/>
      <text:p text:style-name="Standard">Once you’ve added that fallback, the red squiggle disappears and `npm run dev` will build cleanly even if some essays don’t yet have tags.</text:p>
      <text:p text:style-name="Standard"/>
      <text:p text:style-name="Standard"><text:soft-page-break/>---</text:p>
      <text:p text:style-name="Standard"/>
      <text:p text:style-name="Standard">Would you like me to show you what the whole **final `essays.astro` file** should look like with that safe fix in place?&lt;/div&gt;&lt;/pre&gt;&lt;pre class="message"&gt;&lt;div class="author"&gt;user&lt;/div&gt;&lt;div&gt;still there, this okay? i don't think so.&lt;/div&gt;&lt;/pre&gt;&lt;pre class="message"&gt;&lt;div class="author"&gt;ChatGPT&lt;/div&gt;&lt;div&gt;Yeah, your spidey-sense is right — if the squiggle is still red, we haven’t fixed the *root* issue yet. Let’s actually clean it up instead of just ignoring it.</text:p>
      <text:p text:style-name="Standard"/>
      <text:p text:style-name="Standard">The problem isn’t the `?? []` bit — it’s that your **content schema doesn’t know about `tags` at all**, so the editor thinks `e.data.tags` doesn’t exist.</text:p>
      <text:p text:style-name="Standard"/>
      <text:p text:style-name="Standard">Astro gets its type info for `e.data` from `src/content/config.ts`. Right now your `essays` collection probably has something like:</text:p>
      <text:p text:style-name="Standard"/>
      <text:p text:style-name="Standard">```ts</text:p>
      <text:p text:style-name="Standard">schema: z.object({</text:p>
      <text:p text:style-name="Standard"><text:s text:c="2"/>title: z.string(),</text:p>
      <text:p text:style-name="Standard"><text:s text:c="2"/>pubDate: z.date(),</text:p>
      <text:p text:style-name="Standard"><text:s text:c="2"/>description: z.string(),</text:p>
      <text:p text:style-name="Standard"><text:s text:c="2"/>// (no tags yet)</text:p>
      <text:p text:style-name="Standard">})</text:p>
      <text:p text:style-name="Standard">```</text:p>
      <text:p text:style-name="Standard"/>
      <text:p text:style-name="Standard">So when you write:</text:p>
      <text:p text:style-name="Standard"/>
      <text:p text:style-name="Standard">```js</text:p>
      <text:p text:style-name="Standard">essays.flatMap(e =&amp;gt; e.data.tags)</text:p>
      <text:p text:style-name="Standard">```</text:p>
      <text:p text:style-name="Standard"/>
      <text:p text:style-name="Standard">TypeScript/VS Code is like: “what the heck is `tags`?”</text:p>
      <text:p text:style-name="Standard"/>
      <text:p text:style-name="Standard">Let’s fix that properly.</text:p>
      <text:p text:style-name="Standard"/>
      <text:p text:style-name="Standard">---</text:p>
      <text:p text:style-name="Standard"/>
      <text:p text:style-name="Standard">## 1️⃣ Tell Astro that `tags` exists</text:p>
      <text:p text:style-name="Standard"/>
      <text:p text:style-name="Standard">Open: <text:s/></text:p>
      <text:p text:style-name="Standard">`src/content/config.ts`</text:p>
      <text:p text:style-name="Standard"/>
      <text:p text:style-name="Standard">Find the `defineCollection` for `essays` and update the schema to include `tags`:</text:p>
      <text:p text:style-name="Standard"/>
      <text:p text:style-name="Standard">```ts</text:p>
      <text:p text:style-name="Standard">import { defineCollection, z } from 'astro:content'</text:p>
      <text:p text:style-name="Standard"/>
      <text:p text:style-name="Standard">const essaysCollection = defineCollection({</text:p>
      <text:p text:style-name="Standard"><text:s text:c="2"/>type: 'content',</text:p>
      <text:p text:style-name="Standard"><text:s text:c="2"/>schema: z.object({</text:p>
      <text:p text:style-name="Standard"><text:s text:c="4"/>title: z.string(),</text:p>
      <text:p text:style-name="Standard"><text:soft-page-break/><text:s text:c="4"/>pubDate: z.date(),</text:p>
      <text:p text:style-name="Standard"><text:s text:c="4"/>description: z.string().optional(),</text:p>
      <text:p text:style-name="Standard"><text:s text:c="4"/>// 👇 add this line</text:p>
      <text:p text:style-name="Standard"><text:s text:c="4"/>tags: z.array(z.string()).default([]),</text:p>
      <text:p text:style-name="Standard"><text:s text:c="2"/>}),</text:p>
      <text:p text:style-name="Standard">})</text:p>
      <text:p text:style-name="Standard"/>
      <text:p text:style-name="Standard">export const collections = {</text:p>
      <text:p text:style-name="Standard"><text:s text:c="2"/>essays: essaysCollection,</text:p>
      <text:p text:style-name="Standard">}</text:p>
      <text:p text:style-name="Standard">```</text:p>
      <text:p text:style-name="Standard"/>
      <text:p text:style-name="Standard">Key part:</text:p>
      <text:p text:style-name="Standard"/>
      <text:p text:style-name="Standard">```ts</text:p>
      <text:p text:style-name="Standard">tags: z.array(z.string()).default([])</text:p>
      <text:p text:style-name="Standard">```</text:p>
      <text:p text:style-name="Standard"/>
      <text:p text:style-name="Standard">That tells Astro:</text:p>
      <text:p text:style-name="Standard"/>
      <text:p text:style-name="Standard">- Every essay **has** a `tags` field.</text:p>
      <text:p text:style-name="Standard">- It’s always an array of strings.</text:p>
      <text:p text:style-name="Standard">- If you forget it in frontmatter, it defaults to `[]` (empty array).</text:p>
      <text:p text:style-name="Standard"/>
      <text:p text:style-name="Standard">That alone should make the red squiggle go away once TS reloads.</text:p>
      <text:p text:style-name="Standard"/>
      <text:p text:style-name="Standard">If you’re running `npm run dev`, you might need to stop/restart it or let TypeScript catch up.</text:p>
      <text:p text:style-name="Standard"/>
      <text:p text:style-name="Standard">---</text:p>
      <text:p text:style-name="Standard"/>
      <text:p text:style-name="Standard">## 2️⃣ Keep the safer `allTags` line</text:p>
      <text:p text:style-name="Standard"/>
      <text:p text:style-name="Standard">In `src/pages/essays.astro`:</text:p>
      <text:p text:style-name="Standard"/>
      <text:p text:style-name="Standard">```astro</text:p>
      <text:p text:style-name="Standard">---</text:p>
      <text:p text:style-name="Standard">import { getCollection } from 'astro:content'</text:p>
      <text:p text:style-name="Standard">import TagFilter from '../components/TagFilter.jsx'</text:p>
      <text:p text:style-name="Standard"/>
      <text:p text:style-name="Standard">const essays = await getCollection('essays')</text:p>
      <text:p text:style-name="Standard"/>
      <text:p text:style-name="Standard">// safe &amp;amp; clean with the schema above</text:p>
      <text:p text:style-name="Standard">const allTags = [...new Set(essays.flatMap(e =&amp;gt; e.data.tags))]</text:p>
      <text:p text:style-name="Standard">---</text:p>
      <text:p text:style-name="Standard">```</text:p>
      <text:p text:style-name="Standard"/>
      <text:p text:style-name="Standard">Now that `tags` is defined in the schema with a default `[]`, <text:s/></text:p>
      <text:p text:style-name="Standard">`e.data.tags` is **always** an array, and the editor is happy.</text:p>
      <text:p text:style-name="Standard"/>
      <text:p text:style-name="Standard"><text:soft-page-break/>(If you still want to be super-defensive, `e.data.tags ?? []` is fine, but not required once the schema has the default.)</text:p>
      <text:p text:style-name="Standard"/>
      <text:p text:style-name="Standard">---</text:p>
      <text:p text:style-name="Standard"/>
      <text:p text:style-name="Standard">## 3️⃣ Quick sanity check</text:p>
      <text:p text:style-name="Standard"/>
      <text:p text:style-name="Standard">After you update `config.ts`:</text:p>
      <text:p text:style-name="Standard"/>
      <text:p text:style-name="Standard">1. Make sure at least **one** of your `.md` essays actually has tags in frontmatter, e.g.:</text:p>
      <text:p text:style-name="Standard"/>
      <text:p text:style-name="Standard"><text:s text:c="3"/>```markdown</text:p>
      <text:p text:style-name="Standard"><text:s text:c="3"/>---</text:p>
      <text:p text:style-name="Standard"><text:s text:c="3"/>title: "Faith as Design Principle"</text:p>
      <text:p text:style-name="Standard"><text:s text:c="3"/>pubDate: 2025-10-10</text:p>
      <text:p text:style-name="Standard"><text:s text:c="3"/>description: "How purpose precedes process in system design."</text:p>
      <text:p text:style-name="Standard"><text:s text:c="3"/>tags: ["faith", "design", "architecture"]</text:p>
      <text:p text:style-name="Standard"><text:s text:c="3"/>---</text:p>
      <text:p text:style-name="Standard"><text:s text:c="3"/>```</text:p>
      <text:p text:style-name="Standard"/>
      <text:p text:style-name="Standard">2. Run `npm run dev`.</text:p>
      <text:p text:style-name="Standard">3. Go to `/essays` and see if you get tag pills and filtering.</text:p>
      <text:p text:style-name="Standard"/>
      <text:p text:style-name="Standard">---</text:p>
      <text:p text:style-name="Standard"/>
      <text:p text:style-name="Standard">If you want, next step I can give you a **full copy-paste version** of `essays.astro` + `TagFilter.jsx` exactly as I’d have them at this stage, so you can diff against your files and make sure nothing subtle is off.&lt;/div&gt;&lt;/pre&gt;&lt;pre class="message"&gt;&lt;div class="author"&gt;user&lt;/div&gt;&lt;div&gt;all green now.&lt;/div&gt;&lt;/pre&gt;&lt;pre class="message"&gt;&lt;div class="author"&gt;ChatGPT&lt;/div&gt;&lt;div&gt;Perfect. That means your content schema and the TagFilter logic are now in sync — the system officially “knows” what a tag is. 🎯 <text:s/></text:p>
      <text:p text:style-name="Standard"/>
      <text:p text:style-name="Standard">You’re ready to test it live:</text:p>
      <text:p text:style-name="Standard"/>
      <text:p text:style-name="Standard">1. Run `npm run dev` <text:s/></text:p>
      <text:p text:style-name="Standard">2. Visit `http://localhost:4321/essays` <text:s/></text:p>
      <text:p text:style-name="Standard">3. You should see the full list of essays and clickable tag buttons. <text:s/></text:p>
      <text:p text:style-name="Standard">4. Click any tag — the list should instantly filter without reloading the page. <text:s/></text:p>
      <text:p text:style-name="Standard"/>
      <text:p text:style-name="Standard">---</text:p>
      <text:p text:style-name="Standard"/>
      <text:p text:style-name="Standard">If that works, congratulations — you’ve just completed **Level 3: First Island (Tag Filter)**. <text:s/></text:p>
      <text:p text:style-name="Standard">You’ve now touched every major Astro layer:</text:p>
      <text:p text:style-name="Standard">- **Markdown content** → source of truth <text:s/></text:p>
      <text:p text:style-name="Standard">- **Astro page** → routing and data assembly <text:s/></text:p>
      <text:p text:style-name="Standard">- **React island** → client-side interactivity <text:s/></text:p>
      <text:p text:style-name="Standard"/>
      <text:p text:style-name="Standard">Next natural step would be **Level 4 — Search &amp;amp; Sort**, where you layer on a fuzzy text search (via Fuse.js) and sort controls (by date, title, etc.). <text:s/></text:p>
      <text:p text:style-name="Standard"><text:soft-page-break/></text:p>
      <text:p text:style-name="Standard">Would you like to jump right into that?&lt;/div&gt;&lt;/pre&gt;&lt;pre class="message"&gt;&lt;div class="author"&gt;user&lt;/div&gt;&lt;div&gt;what would the tag button look like, i don't see a change&lt;/div&gt;&lt;/pre&gt;&lt;pre class="message"&gt;&lt;div class="author"&gt;ChatGPT&lt;/div&gt;&lt;div&gt;Nice, green is good. ✅ <text:s/></text:p>
      <text:p text:style-name="Standard">Now let’s answer the “why doesn’t anything *look* different?” question.</text:p>
      <text:p text:style-name="Standard"/>
      <text:p text:style-name="Standard">---</text:p>
      <text:p text:style-name="Standard"/>
      <text:p text:style-name="Standard">## 1️⃣ What the tag buttons *should* look like</text:p>
      <text:p text:style-name="Standard"/>
      <text:p text:style-name="Standard">With the code I gave you, **once there are tags**, you should see near the top of the `/essays` page:</text:p>
      <text:p text:style-name="Standard"/>
      <text:p text:style-name="Standard">- A row (or wrap) of little “pills” / buttons like:</text:p>
      <text:p text:style-name="Standard"/>
      <text:p text:style-name="Standard">&amp;gt; `[ faith ] <text:s text:c="2"/>[ design ] <text:s text:c="2"/>[ community ]`</text:p>
      <text:p text:style-name="Standard"/>
      <text:p text:style-name="Standard">They’ll look like standard buttons unless you’ve wired Tailwind or custom CSS:</text:p>
      <text:p text:style-name="Standard"/>
      <text:p text:style-name="Standard">- Click one → the list of essays below should shrink to only essays with that tag.</text:p>
      <text:p text:style-name="Standard">- Click the same button again → it clears the filter and shows all essays.</text:p>
      <text:p text:style-name="Standard"/>
      <text:p text:style-name="Standard">If you see **your list of essays but no buttons**, that usually means:</text:p>
      <text:p text:style-name="Standard"/>
      <text:p text:style-name="Standard">&amp;gt; `allTags` is empty → which means none of your essays currently have `tags` defined in frontmatter.</text:p>
      <text:p text:style-name="Standard"/>
      <text:p text:style-name="Standard">The island is probably working; it just has nothing to show in the tag row yet.</text:p>
      <text:p text:style-name="Standard"/>
      <text:p text:style-name="Standard">---</text:p>
      <text:p text:style-name="Standard"/>
      <text:p text:style-name="Standard">## 2️⃣ Make sure at least one essay actually has tags</text:p>
      <text:p text:style-name="Standard"/>
      <text:p text:style-name="Standard">Pick **one** file in `src/content/essays/`, open it, and make sure the frontmatter looks something like:</text:p>
      <text:p text:style-name="Standard"/>
      <text:p text:style-name="Standard">```markdown</text:p>
      <text:p text:style-name="Standard">---</text:p>
      <text:p text:style-name="Standard">title: "Faith as Design Principle"</text:p>
      <text:p text:style-name="Standard">pubDate: 2025-10-10</text:p>
      <text:p text:style-name="Standard">description: "How purpose precedes process in system design."</text:p>
      <text:p text:style-name="Standard">tags: ["faith", "design", "architecture"]</text:p>
      <text:p text:style-name="Standard">---</text:p>
      <text:p text:style-name="Standard"/>
      <text:p text:style-name="Standard">This is the essay body...</text:p>
      <text:p text:style-name="Standard">```</text:p>
      <text:p text:style-name="Standard"/>
      <text:p text:style-name="Standard">Important bits:</text:p>
      <text:p text:style-name="Standard"/>
      <text:p text:style-name="Standard">- `tags:` line is **inside** the `---` block.</text:p>
      <text:p text:style-name="Standard"><text:soft-page-break/>- Array syntax uses `["tag1", "tag2"]` (quotes + comma separated).</text:p>
      <text:p text:style-name="Standard"/>
      <text:p text:style-name="Standard">Then:</text:p>
      <text:p text:style-name="Standard"/>
      <text:p text:style-name="Standard">1. Save the file.</text:p>
      <text:p text:style-name="Standard">2. If `npm run dev` is already running, just refresh the `/essays` page in your browser.</text:p>
      <text:p text:style-name="Standard">3. Now Astro should compute:</text:p>
      <text:p text:style-name="Standard"/>
      <text:p text:style-name="Standard">```js</text:p>
      <text:p text:style-name="Standard">const allTags = [...new Set(essays.flatMap(e =&amp;gt; e.data.tags))]</text:p>
      <text:p text:style-name="Standard">```</text:p>
      <text:p text:style-name="Standard"/>
      <text:p text:style-name="Standard">Since at least one essay has tags, `allTags` will no longer be empty, and the buttons should appear.</text:p>
      <text:p text:style-name="Standard"/>
      <text:p text:style-name="Standard">---</text:p>
      <text:p text:style-name="Standard"/>
      <text:p text:style-name="Standard">## 3️⃣ Double-check that the island itself is rendering</text:p>
      <text:p text:style-name="Standard"/>
      <text:p text:style-name="Standard">If you want a quick “am I even seeing this component?” sanity check, temporarily edit `src/components/TagFilter.jsx` and add a loud debug label at the top:</text:p>
      <text:p text:style-name="Standard"/>
      <text:p text:style-name="Standard">```jsx</text:p>
      <text:p text:style-name="Standard">import { useState } from 'react'</text:p>
      <text:p text:style-name="Standard"/>
      <text:p text:style-name="Standard">export default function TagFilter({ allTags, essays }) {</text:p>
      <text:p text:style-name="Standard"><text:s text:c="2"/>const [activeTag, setActiveTag] = useState(null)</text:p>
      <text:p text:style-name="Standard"/>
      <text:p text:style-name="Standard"><text:s text:c="2"/>const filtered = activeTag</text:p>
      <text:p text:style-name="Standard"><text:s text:c="4"/>? essays.filter(e =&amp;gt; e.data.tags.includes(activeTag))</text:p>
      <text:p text:style-name="Standard"><text:s text:c="4"/>: essays</text:p>
      <text:p text:style-name="Standard"/>
      <text:p text:style-name="Standard"><text:s text:c="2"/>return (</text:p>
      <text:p text:style-name="Standard"><text:s text:c="4"/>&amp;lt;div&amp;gt;</text:p>
      <text:p text:style-name="Standard"><text:s text:c="6"/>{/* DEBUG LINE */}</text:p>
      <text:p text:style-name="Standard"><text:s text:c="6"/>&amp;lt;p style={{ fontWeight: 'bold' }}&amp;gt;[TagFilter island is active]&amp;lt;/p&amp;gt;</text:p>
      <text:p text:style-name="Standard"/>
      <text:p text:style-name="Standard"><text:s text:c="6"/>&amp;lt;div className="space-y-4"&amp;gt;</text:p>
      <text:p text:style-name="Standard"><text:s text:c="8"/>&amp;lt;div className="flex flex-wrap gap-2"&amp;gt;</text:p>
      <text:p text:style-name="Standard"><text:s text:c="10"/>{allTags.map(tag =&amp;gt; (</text:p>
      <text:p text:style-name="Standard"><text:s text:c="12"/>&amp;lt;button</text:p>
      <text:p text:style-name="Standard"><text:s text:c="14"/>key={tag}</text:p>
      <text:p text:style-name="Standard"><text:s text:c="14"/>onClick={() =&amp;gt; setActiveTag(tag === activeTag ? null : tag)}</text:p>
      <text:p text:style-name="Standard"><text:s text:c="12"/>&amp;gt;</text:p>
      <text:p text:style-name="Standard"><text:s text:c="14"/>{tag}</text:p>
      <text:p text:style-name="Standard"><text:s text:c="12"/>&amp;lt;/button&amp;gt;</text:p>
      <text:p text:style-name="Standard"><text:s text:c="10"/>))}</text:p>
      <text:p text:style-name="Standard"><text:s text:c="8"/>&amp;lt;/div&amp;gt;</text:p>
      <text:p text:style-name="Standard"/>
      <text:p text:style-name="Standard"><text:s text:c="8"/>&amp;lt;ul&amp;gt;</text:p>
      <text:p text:style-name="Standard"><text:soft-page-break/><text:s text:c="10"/>{filtered.map(e =&amp;gt; (</text:p>
      <text:p text:style-name="Standard"><text:s text:c="12"/>&amp;lt;li key={e.id}&amp;gt;</text:p>
      <text:p text:style-name="Standard"><text:s text:c="14"/>&amp;lt;a href={`/essays/${e.slug}`}&amp;gt;{e.data.title}&amp;lt;/a&amp;gt;</text:p>
      <text:p text:style-name="Standard"><text:s text:c="12"/>&amp;lt;/li&amp;gt;</text:p>
      <text:p text:style-name="Standard"><text:s text:c="10"/>))}</text:p>
      <text:p text:style-name="Standard"><text:s text:c="8"/>&amp;lt;/ul&amp;gt;</text:p>
      <text:p text:style-name="Standard"><text:s text:c="6"/>&amp;lt;/div&amp;gt;</text:p>
      <text:p text:style-name="Standard"><text:s text:c="4"/>&amp;lt;/div&amp;gt;</text:p>
      <text:p text:style-name="Standard"><text:s text:c="2"/>)</text:p>
      <text:p text:style-name="Standard">}</text:p>
      <text:p text:style-name="Standard">```</text:p>
      <text:p text:style-name="Standard"/>
      <text:p text:style-name="Standard">If you refresh `/essays` and **do not** see `[TagFilter island is active]`:</text:p>
      <text:p text:style-name="Standard"/>
      <text:p text:style-name="Standard">- The component might not be used in `essays.astro` the way we expect.</text:p>
      <text:p text:style-name="Standard"/>
      <text:p text:style-name="Standard">Make sure your `src/pages/essays.astro` has something like:</text:p>
      <text:p text:style-name="Standard"/>
      <text:p text:style-name="Standard">```astro</text:p>
      <text:p text:style-name="Standard">---</text:p>
      <text:p text:style-name="Standard">import { getCollection } from 'astro:content'</text:p>
      <text:p text:style-name="Standard">import TagFilter from '../components/TagFilter.jsx'</text:p>
      <text:p text:style-name="Standard"/>
      <text:p text:style-name="Standard">const essays = await getCollection('essays')</text:p>
      <text:p text:style-name="Standard">const allTags = [...new Set(essays.flatMap(e =&amp;gt; e.data.tags))]</text:p>
      <text:p text:style-name="Standard">---</text:p>
      <text:p text:style-name="Standard"/>
      <text:p text:style-name="Standard">&amp;lt;h1&amp;gt;Essays&amp;lt;/h1&amp;gt;</text:p>
      <text:p text:style-name="Standard"/>
      <text:p text:style-name="Standard">&amp;lt;TagFilter client:load allTags={allTags} essays={essays} /&amp;gt;</text:p>
      <text:p text:style-name="Standard">```</text:p>
      <text:p text:style-name="Standard"/>
      <text:p text:style-name="Standard">Once you see the debug label *and* you’ve added tags to at least one `.md`, you should see tag buttons too.</text:p>
      <text:p text:style-name="Standard"/>
      <text:p text:style-name="Standard">---</text:p>
      <text:p text:style-name="Standard"/>
      <text:p text:style-name="Standard">If you tell me what you *do* see on `/essays` right now (just in plain words), I can mentally diff it against this and point to the next likely tiny mismatch.&lt;/div&gt;&lt;/pre&gt;&lt;pre class="message"&gt;&lt;div class="author"&gt;user&lt;/div&gt;&lt;div&gt;ok, faith as design.md does indeed have tags.&lt;/div&gt;&lt;/pre&gt;&lt;pre class="message"&gt;&lt;div class="author"&gt;ChatGPT&lt;/div&gt;&lt;div&gt;Nice, that helps narrow it down. If `faith-as-design.md` has tags but you still don’t *see* tag buttons, then one of two things is happening:</text:p>
      <text:p text:style-name="Standard"/>
      <text:p text:style-name="Standard">1. **Astro isn’t seeing any tags** (so `allTags` is actually `[]`), or <text:s/></text:p>
      <text:p text:style-name="Standard">2. **The TagFilter island isn’t rendering** where we think it is.</text:p>
      <text:p text:style-name="Standard"/>
      <text:p text:style-name="Standard">Let’s debug this in two very small, concrete steps.</text:p>
      <text:p text:style-name="Standard"/>
      <text:p text:style-name="Standard">---</text:p>
      <text:p text:style-name="Standard"><text:soft-page-break/></text:p>
      <text:p text:style-name="Standard">## Step 1 – Check what `allTags` actually is</text:p>
      <text:p text:style-name="Standard"/>
      <text:p text:style-name="Standard">Open `src/pages/essays.astro` and, *temporarily*, add this little debug line under your `&amp;lt;h1&amp;gt;`:</text:p>
      <text:p text:style-name="Standard"/>
      <text:p text:style-name="Standard">```astro</text:p>
      <text:p text:style-name="Standard">---</text:p>
      <text:p text:style-name="Standard">import { getCollection } from 'astro:content'</text:p>
      <text:p text:style-name="Standard">import TagFilter from '../components/TagFilter.jsx'</text:p>
      <text:p text:style-name="Standard"/>
      <text:p text:style-name="Standard">const essays = await getCollection('essays')</text:p>
      <text:p text:style-name="Standard">const allTags = [...new Set(essays.flatMap(e =&amp;gt; e.data.tags))]</text:p>
      <text:p text:style-name="Standard">---</text:p>
      <text:p text:style-name="Standard"/>
      <text:p text:style-name="Standard">&amp;lt;h1&amp;gt;Essays&amp;lt;/h1&amp;gt;</text:p>
      <text:p text:style-name="Standard"/>
      <text:p text:style-name="Standard">&amp;lt;p&amp;gt;Tags debug: {JSON.stringify(allTags)}&amp;lt;/p&amp;gt;</text:p>
      <text:p text:style-name="Standard"/>
      <text:p text:style-name="Standard">&amp;lt;TagFilter client:load allTags={allTags} essays={essays} /&amp;gt;</text:p>
      <text:p text:style-name="Standard">```</text:p>
      <text:p text:style-name="Standard"/>
      <text:p text:style-name="Standard">Now:</text:p>
      <text:p text:style-name="Standard"/>
      <text:p text:style-name="Standard">1. Make sure `npm run dev` is running.</text:p>
      <text:p text:style-name="Standard">2. Go to `/essays` in the browser.</text:p>
      <text:p text:style-name="Standard">3. Look for the “Tags debug:” line.</text:p>
      <text:p text:style-name="Standard"/>
      <text:p text:style-name="Standard">You’ll see one of two things:</text:p>
      <text:p text:style-name="Standard"/>
      <text:p text:style-name="Standard">- `Tags debug: []` → Astro is not seeing *any* tags (something’s off with the collection / file placement / frontmatter syntax). <text:s/></text:p>
      <text:p text:style-name="Standard">- `Tags debug: ["faith","design","architecture"]` (or similar) → Tags are there, so the issue is inside `TagFilter.jsx`.</text:p>
      <text:p text:style-name="Standard"/>
      <text:p text:style-name="Standard">That one line tells us which half of the system is confused.</text:p>
      <text:p text:style-name="Standard"/>
      <text:p text:style-name="Standard">---</text:p>
      <text:p text:style-name="Standard"/>
      <text:p text:style-name="Standard">## Step 2 – Make sure the island is actually showing *something*</text:p>
      <text:p text:style-name="Standard"/>
      <text:p text:style-name="Standard">While we’re at it, tweak `TagFilter.jsx` to be loud and obvious.</text:p>
      <text:p text:style-name="Standard"/>
      <text:p text:style-name="Standard">Open `src/components/TagFilter.jsx` and, at least for now, make it:</text:p>
      <text:p text:style-name="Standard"/>
      <text:p text:style-name="Standard">```jsx</text:p>
      <text:p text:style-name="Standard">import { useState } from 'react'</text:p>
      <text:p text:style-name="Standard"/>
      <text:p text:style-name="Standard">export default function TagFilter({ allTags, essays }) {</text:p>
      <text:p text:style-name="Standard"><text:s text:c="2"/>const [activeTag, setActiveTag] = useState(null)</text:p>
      <text:p text:style-name="Standard"><text:soft-page-break/></text:p>
      <text:p text:style-name="Standard"><text:s text:c="2"/>const filtered = activeTag</text:p>
      <text:p text:style-name="Standard"><text:s text:c="4"/>? essays.filter(e =&amp;gt; e.data.tags.includes(activeTag))</text:p>
      <text:p text:style-name="Standard"><text:s text:c="4"/>: essays</text:p>
      <text:p text:style-name="Standard"/>
      <text:p text:style-name="Standard"><text:s text:c="2"/>return (</text:p>
      <text:p text:style-name="Standard"><text:s text:c="4"/>&amp;lt;div&amp;gt;</text:p>
      <text:p text:style-name="Standard"><text:s text:c="6"/>{/* DEBUG LINE */}</text:p>
      <text:p text:style-name="Standard"><text:s text:c="6"/>&amp;lt;p style={{ fontWeight: 'bold', marginBottom: '0.5rem' }}&amp;gt;</text:p>
      <text:p text:style-name="Standard"><text:s text:c="8"/>[TagFilter island is active]</text:p>
      <text:p text:style-name="Standard"><text:s text:c="6"/>&amp;lt;/p&amp;gt;</text:p>
      <text:p text:style-name="Standard"/>
      <text:p text:style-name="Standard"><text:s text:c="6"/>&amp;lt;div style={{ marginBottom: '0.5rem' }}&amp;gt;</text:p>
      <text:p text:style-name="Standard"><text:s text:c="8"/>&amp;lt;strong&amp;gt;Tags:&amp;lt;/strong&amp;gt; {JSON.stringify(allTags)}</text:p>
      <text:p text:style-name="Standard"><text:s text:c="6"/>&amp;lt;/div&amp;gt;</text:p>
      <text:p text:style-name="Standard"/>
      <text:p text:style-name="Standard"><text:s text:c="6"/>&amp;lt;div style={{ marginBottom: '1rem' }}&amp;gt;</text:p>
      <text:p text:style-name="Standard"><text:s text:c="8"/>{allTags.map(tag =&amp;gt; (</text:p>
      <text:p text:style-name="Standard"><text:s text:c="10"/>&amp;lt;button</text:p>
      <text:p text:style-name="Standard"><text:s text:c="12"/>key={tag}</text:p>
      <text:p text:style-name="Standard"><text:s text:c="12"/>onClick={() =&amp;gt; setActiveTag(tag === activeTag ? null : tag)}</text:p>
      <text:p text:style-name="Standard"><text:s text:c="12"/>style={{ marginRight: '0.5rem' }}</text:p>
      <text:p text:style-name="Standard"><text:s text:c="10"/>&amp;gt;</text:p>
      <text:p text:style-name="Standard"><text:s text:c="12"/>{tag}</text:p>
      <text:p text:style-name="Standard"><text:s text:c="10"/>&amp;lt;/button&amp;gt;</text:p>
      <text:p text:style-name="Standard"><text:s text:c="8"/>))}</text:p>
      <text:p text:style-name="Standard"><text:s text:c="6"/>&amp;lt;/div&amp;gt;</text:p>
      <text:p text:style-name="Standard"/>
      <text:p text:style-name="Standard"><text:s text:c="6"/>&amp;lt;ul&amp;gt;</text:p>
      <text:p text:style-name="Standard"><text:s text:c="8"/>{filtered.map(e =&amp;gt; (</text:p>
      <text:p text:style-name="Standard"><text:s text:c="10"/>&amp;lt;li key={e.id}&amp;gt;</text:p>
      <text:p text:style-name="Standard"><text:s text:c="12"/>&amp;lt;a href={`/essays/${e.slug}`}&amp;gt;{e.data.title}&amp;lt;/a&amp;gt;</text:p>
      <text:p text:style-name="Standard"><text:s text:c="10"/>&amp;lt;/li&amp;gt;</text:p>
      <text:p text:style-name="Standard"><text:s text:c="8"/>))}</text:p>
      <text:p text:style-name="Standard"><text:s text:c="6"/>&amp;lt;/ul&amp;gt;</text:p>
      <text:p text:style-name="Standard"><text:s text:c="4"/>&amp;lt;/div&amp;gt;</text:p>
      <text:p text:style-name="Standard"><text:s text:c="2"/>)</text:p>
      <text:p text:style-name="Standard">}</text:p>
      <text:p text:style-name="Standard">```</text:p>
      <text:p text:style-name="Standard"/>
      <text:p text:style-name="Standard">Reload `/essays` and look for:</text:p>
      <text:p text:style-name="Standard"/>
      <text:p text:style-name="Standard">- `[TagFilter island is active]`</text:p>
      <text:p text:style-name="Standard">- `Tags: ["faith","design","architecture"]`</text:p>
      <text:p text:style-name="Standard">- A few simple `&amp;lt;button&amp;gt;`s with tag names</text:p>
      <text:p text:style-name="Standard"/>
      <text:p text:style-name="Standard">If you **don’t** see `[TagFilter island is active]` at all, then `TagFilter` isn’t being rendered (import path, file name, or `&amp;lt;TagFilter ...&amp;gt;` line issue).</text:p>
      <text:p text:style-name="Standard"/>
      <text:p text:style-name="Standard"><text:soft-page-break/>If you **do** see the debug text, but there are still no buttons, then `allTags` is empty (and that goes back to Step 1).</text:p>
      <text:p text:style-name="Standard"/>
      <text:p text:style-name="Standard">---</text:p>
      <text:p text:style-name="Standard"/>
      <text:p text:style-name="Standard">You don’t have to tell me every detail, but if you feel like it, just say:</text:p>
      <text:p text:style-name="Standard"/>
      <text:p text:style-name="Standard">- What shows after `Tags debug:` in `essays.astro`, and <text:s/></text:p>
      <text:p text:style-name="Standard">- Whether you see `[TagFilter island is active]` on the page.</text:p>
      <text:p text:style-name="Standard"/>
      <text:p text:style-name="Standard">From that, I can pretty much pinpoint the next tiny thing to fix.&lt;/div&gt;&lt;/pre&gt;&lt;pre class="message"&gt;&lt;div class="author"&gt;user&lt;/div&gt;&lt;div&gt;before i do that, should the tags be in essays.astro or the actual .md file?&lt;/div&gt;&lt;/pre&gt;&lt;pre class="message"&gt;&lt;div class="author"&gt;ChatGPT&lt;/div&gt;&lt;div&gt;They live in the **.md file**, not in `essays.astro`. <text:s/></text:p>
      <text:p text:style-name="Standard"/>
      <text:p text:style-name="Standard">Think of it like this:</text:p>
      <text:p text:style-name="Standard"/>
      <text:p text:style-name="Standard">- `essays.astro` is the **collector and renderer** — it fetches all your essays and builds the page. <text:s/></text:p>
      <text:p text:style-name="Standard">- Each `.md` file in `src/content/essays/` is a **data source** — its frontmatter (`--- ... ---` block) tells Astro what metadata (title, date, tags, etc.) to attach to that essay.</text:p>
      <text:p text:style-name="Standard"/>
      <text:p text:style-name="Standard">So your tags belong *inside each Markdown file’s frontmatter block*, like:</text:p>
      <text:p text:style-name="Standard"/>
      <text:p text:style-name="Standard">```markdown</text:p>
      <text:p text:style-name="Standard">---</text:p>
      <text:p text:style-name="Standard">title: "Faith as Design Principle"</text:p>
      <text:p text:style-name="Standard">pubDate: 2025-10-10</text:p>
      <text:p text:style-name="Standard">description: "How purpose precedes process in system design."</text:p>
      <text:p text:style-name="Standard">tags: ["faith", "design", "architecture"]</text:p>
      <text:p text:style-name="Standard">---</text:p>
      <text:p text:style-name="Standard"/>
      <text:p text:style-name="Standard">Body text starts here...</text:p>
      <text:p text:style-name="Standard">```</text:p>
      <text:p text:style-name="Standard"/>
      <text:p text:style-name="Standard">Then `essays.astro` runs this:</text:p>
      <text:p text:style-name="Standard">```js</text:p>
      <text:p text:style-name="Standard">const allTags = [...new Set(essays.flatMap(e =&amp;gt; e.data.tags))]</text:p>
      <text:p text:style-name="Standard">```</text:p>
      <text:p text:style-name="Standard">to collect those tags from every `.md` file. <text:s/></text:p>
      <text:p text:style-name="Standard">If a file doesn’t have `tags`, that one just contributes nothing to the list.</text:p>
      <text:p text:style-name="Standard"/>
      <text:p text:style-name="Standard">✅ In short:</text:p>
      <text:p text:style-name="Standard">- `tags:` → in each Markdown file’s frontmatter.</text:p>
      <text:p text:style-name="Standard">- `allTags` → in `essays.astro`, automatically built from those frontmatter entries.&lt;/div&gt;&lt;/pre&gt;&lt;pre class="message"&gt;&lt;div class="author"&gt;user&lt;/div&gt;&lt;div&gt;it shows&lt;/div&gt;&lt;/pre&gt;&lt;pre class="message"&gt;&lt;div class="author"&gt;ChatGPT&lt;/div&gt;&lt;div&gt;Nice. That means the island’s wired up and the data’s flowing. 🥳</text:p>
      <text:p text:style-name="Standard"/>
      <text:p text:style-name="Standard">Now let’s move from “debug mode” to “real thing.”</text:p>
      <text:p text:style-name="Standard"><text:soft-page-break/></text:p>
      <text:p text:style-name="Standard">---</text:p>
      <text:p text:style-name="Standard"/>
      <text:p text:style-name="Standard">## 1️⃣ Clean up `essays.astro`</text:p>
      <text:p text:style-name="Standard"/>
      <text:p text:style-name="Standard">You can strip out the debug line and keep just this:</text:p>
      <text:p text:style-name="Standard"/>
      <text:p text:style-name="Standard">```astro</text:p>
      <text:p text:style-name="Standard">---</text:p>
      <text:p text:style-name="Standard">import { getCollection } from 'astro:content'</text:p>
      <text:p text:style-name="Standard">import TagFilter from '../components/TagFilter.jsx'</text:p>
      <text:p text:style-name="Standard"/>
      <text:p text:style-name="Standard">const essays = await getCollection('essays')</text:p>
      <text:p text:style-name="Standard">const allTags = [...new Set(essays.flatMap(e =&amp;gt; e.data.tags))]</text:p>
      <text:p text:style-name="Standard">---</text:p>
      <text:p text:style-name="Standard"/>
      <text:p text:style-name="Standard">&amp;lt;h1&amp;gt;Essays&amp;lt;/h1&amp;gt;</text:p>
      <text:p text:style-name="Standard"/>
      <text:p text:style-name="Standard">&amp;lt;TagFilter client:load allTags={allTags} essays={essays} /&amp;gt;</text:p>
      <text:p text:style-name="Standard">```</text:p>
      <text:p text:style-name="Standard"/>
      <text:p text:style-name="Standard">That’s your whole page (plus whatever other layout you’ve got around it).</text:p>
      <text:p text:style-name="Standard"/>
      <text:p text:style-name="Standard">---</text:p>
      <text:p text:style-name="Standard"/>
      <text:p text:style-name="Standard">## 2️⃣ Clean up `TagFilter.jsx`</text:p>
      <text:p text:style-name="Standard"/>
      <text:p text:style-name="Standard">Now replace the debuggy version with a nice, simple one. If you’ve got Tailwind enabled, this is a good starting point:</text:p>
      <text:p text:style-name="Standard"/>
      <text:p text:style-name="Standard">```jsx</text:p>
      <text:p text:style-name="Standard">import { useState } from 'react'</text:p>
      <text:p text:style-name="Standard"/>
      <text:p text:style-name="Standard">export default function TagFilter({ allTags, essays }) {</text:p>
      <text:p text:style-name="Standard"><text:s text:c="2"/>const [activeTag, setActiveTag] = useState(null)</text:p>
      <text:p text:style-name="Standard"/>
      <text:p text:style-name="Standard"><text:s text:c="2"/>const filtered = activeTag</text:p>
      <text:p text:style-name="Standard"><text:s text:c="4"/>? essays.filter(e =&amp;gt; e.data.tags.includes(activeTag))</text:p>
      <text:p text:style-name="Standard"><text:s text:c="4"/>: essays</text:p>
      <text:p text:style-name="Standard"/>
      <text:p text:style-name="Standard"><text:s text:c="2"/>return (</text:p>
      <text:p text:style-name="Standard"><text:s text:c="4"/>&amp;lt;div className="space-y-4"&amp;gt;</text:p>
      <text:p text:style-name="Standard"><text:s text:c="6"/>{/* Tag buttons */}</text:p>
      <text:p text:style-name="Standard"><text:s text:c="6"/>&amp;lt;div className="flex flex-wrap gap-2"&amp;gt;</text:p>
      <text:p text:style-name="Standard"><text:s text:c="8"/>{allTags.map(tag =&amp;gt; (</text:p>
      <text:p text:style-name="Standard"><text:s text:c="10"/>&amp;lt;button</text:p>
      <text:p text:style-name="Standard"><text:s text:c="12"/>key={tag}</text:p>
      <text:p text:style-name="Standard"><text:s text:c="12"/>onClick={() =&amp;gt; setActiveTag(tag === activeTag ? null : tag)}</text:p>
      <text:p text:style-name="Standard"><text:s text:c="12"/>className={`px-3 py-1 rounded-full border text-sm transition</text:p>
      <text:p text:style-name="Standard"><text:soft-page-break/><text:s text:c="14"/>${tag === activeTag</text:p>
      <text:p text:style-name="Standard"><text:s text:c="16"/>? 'bg-blue-600 text-white'</text:p>
      <text:p text:style-name="Standard"><text:s text:c="16"/>: 'bg-white text-blue-600 hover:bg-blue-100'</text:p>
      <text:p text:style-name="Standard"><text:s text:c="14"/>}`}</text:p>
      <text:p text:style-name="Standard"><text:s text:c="10"/>&amp;gt;</text:p>
      <text:p text:style-name="Standard"><text:s text:c="12"/>{tag}</text:p>
      <text:p text:style-name="Standard"><text:s text:c="10"/>&amp;lt;/button&amp;gt;</text:p>
      <text:p text:style-name="Standard"><text:s text:c="8"/>))}</text:p>
      <text:p text:style-name="Standard"><text:s text:c="6"/>&amp;lt;/div&amp;gt;</text:p>
      <text:p text:style-name="Standard"/>
      <text:p text:style-name="Standard"><text:s text:c="6"/>{/* Optional status line */}</text:p>
      <text:p text:style-name="Standard"><text:s text:c="6"/>&amp;lt;p className="text-sm text-gray-600"&amp;gt;</text:p>
      <text:p text:style-name="Standard"><text:s text:c="8"/>Showing {filtered.length} of {essays.length} essays</text:p>
      <text:p text:style-name="Standard"><text:s text:c="8"/>{activeTag ? ` (tag: ${activeTag})` : ''}</text:p>
      <text:p text:style-name="Standard"><text:s text:c="6"/>&amp;lt;/p&amp;gt;</text:p>
      <text:p text:style-name="Standard"/>
      <text:p text:style-name="Standard"><text:s text:c="6"/>{/* Essay list */}</text:p>
      <text:p text:style-name="Standard"><text:s text:c="6"/>&amp;lt;ul className="space-y-2"&amp;gt;</text:p>
      <text:p text:style-name="Standard"><text:s text:c="8"/>{filtered.map(e =&amp;gt; (</text:p>
      <text:p text:style-name="Standard"><text:s text:c="10"/>&amp;lt;li key={e.id}&amp;gt;</text:p>
      <text:p text:style-name="Standard"><text:s text:c="12"/>&amp;lt;a</text:p>
      <text:p text:style-name="Standard"><text:s text:c="14"/>href={`/essays/${e.slug}`}</text:p>
      <text:p text:style-name="Standard"><text:s text:c="14"/>className="text-lg text-blue-700 hover:underline"</text:p>
      <text:p text:style-name="Standard"><text:s text:c="12"/>&amp;gt;</text:p>
      <text:p text:style-name="Standard"><text:s text:c="14"/>{e.data.title}</text:p>
      <text:p text:style-name="Standard"><text:s text:c="12"/>&amp;lt;/a&amp;gt;</text:p>
      <text:p text:style-name="Standard"><text:s text:c="12"/>{e.data.description &amp;amp;&amp;amp; (</text:p>
      <text:p text:style-name="Standard"><text:s text:c="14"/>&amp;lt;p className="text-sm text-gray-600"&amp;gt;</text:p>
      <text:p text:style-name="Standard"><text:s text:c="16"/>{e.data.description}</text:p>
      <text:p text:style-name="Standard"><text:s text:c="14"/>&amp;lt;/p&amp;gt;</text:p>
      <text:p text:style-name="Standard"><text:s text:c="12"/>)}</text:p>
      <text:p text:style-name="Standard"><text:s text:c="10"/>&amp;lt;/li&amp;gt;</text:p>
      <text:p text:style-name="Standard"><text:s text:c="8"/>))}</text:p>
      <text:p text:style-name="Standard"><text:s text:c="6"/>&amp;lt;/ul&amp;gt;</text:p>
      <text:p text:style-name="Standard"><text:s text:c="4"/>&amp;lt;/div&amp;gt;</text:p>
      <text:p text:style-name="Standard"><text:s text:c="2"/>)</text:p>
      <text:p text:style-name="Standard">}</text:p>
      <text:p text:style-name="Standard">```</text:p>
      <text:p text:style-name="Standard"/>
      <text:p text:style-name="Standard">Behavior check:</text:p>
      <text:p text:style-name="Standard"/>
      <text:p text:style-name="Standard">- Tag buttons show at the top.</text:p>
      <text:p text:style-name="Standard">- Click a tag → list shrinks to essays with that tag.</text:p>
      <text:p text:style-name="Standard">- Click the same tag again → filter clears, all essays show.</text:p>
      <text:p text:style-name="Standard"/>
      <text:p text:style-name="Standard">---</text:p>
      <text:p text:style-name="Standard"/>
      <text:p text:style-name="Standard">If that’s working, you’ve fully landed **Astro Level 3 – Tag Filter Island**. <text:s/></text:p>
      <text:p text:style-name="Standard"><text:soft-page-break/>If something feels off (layout, styling, weird behavior), tell me what you’re seeing and we’ll tune it.&lt;/div&gt;&lt;/pre&gt;&lt;pre class="message"&gt;&lt;div class="author"&gt;user&lt;/div&gt;&lt;div&gt;So, are you saying we just forgot to put the 'actual' code in the page telling it where to put the tags?&lt;/div&gt;&lt;/pre&gt;&lt;pre class="message"&gt;&lt;div class="author"&gt;ChatGPT&lt;/div&gt;&lt;div&gt;Exactly right — that’s all it was. <text:s/></text:p>
      <text:p text:style-name="Standard"/>
      <text:p text:style-name="Standard">Everything up to now (schemas, Markdown tags, component) just *prepared the data*, but Astro doesn’t show anything on its own until you explicitly **place the component** on the page — that one line:</text:p>
      <text:p text:style-name="Standard"/>
      <text:p text:style-name="Standard">```astro</text:p>
      <text:p text:style-name="Standard">&amp;lt;TagFilter client:load allTags={allTags} essays={essays} /&amp;gt;</text:p>
      <text:p text:style-name="Standard">```</text:p>
      <text:p text:style-name="Standard"/>
      <text:p text:style-name="Standard">That’s the *instruction* to say:</text:p>
      <text:p text:style-name="Standard"/>
      <text:p text:style-name="Standard">&amp;gt; “Hey Astro, render my React TagFilter island **right here** inside this page.”</text:p>
      <text:p text:style-name="Standard"/>
      <text:p text:style-name="Standard">Without that line, your data exists, your component exists, but nothing tells the page where to draw it — so it silently builds an empty page. <text:s/></text:p>
      <text:p text:style-name="Standard"/>
      <text:p text:style-name="Standard">Once you added that, everything came alive: Astro passed your essay collection (`essays`) and tags (`allTags`) into the component, and React hydrated it in the browser. <text:s/></text:p>
      <text:p text:style-name="Standard"/>
      <text:p text:style-name="Standard">So yep — the missing step was simply **putting the island on the page**.&lt;/div&gt;&lt;/pre&gt;&lt;pre class="message"&gt;&lt;div class="author"&gt;user&lt;/div&gt;&lt;div&gt;who assumed that I did that there teacher...&lt;/div&gt;&lt;/pre&gt;&lt;pre class="message"&gt;&lt;div class="author"&gt;ChatGPT&lt;/div&gt;&lt;div&gt;Ha — fair call. 😄 <text:s/></text:p>
      <text:p text:style-name="Standard">You’re right: *you* never said you’d already dropped the `TagFilter` into the page. That was my assumption as your build log got longer — classic teacher move. <text:s/></text:p>
      <text:p text:style-name="Standard"/>
      <text:p text:style-name="Standard">So yes: the “missing piece” wasn’t that you did something wrong — it’s that I jumped ahead in the steps. Until we explicitly put that `&amp;lt;TagFilter client:load … /&amp;gt;` line into `essays.astro`, Astro had no idea where to render your shiny new island. <text:s/></text:p>
      <text:p text:style-name="Standard"/>
      <text:p text:style-name="Standard">That’s the little teaching moment in Astro land: nothing “auto-mounts.” Every interactive thing has to be **invoked** somewhere in the page or layout — it’s declarative, not magical. <text:s/></text:p>
      <text:p text:style-name="Standard"/>
      <text:p text:style-name="Standard">Now that it’s in there, you’ve basically wired up the full data → layout → island flow correctly. <text:s/></text:p>
      <text:p text:style-name="Standard">You want to move on to adding search and sorting (Level 4), or pause and style the tag buttons a bit first?&lt;/div&gt;&lt;/pre&gt;&lt;pre class="message"&gt;&lt;div class="author"&gt;user&lt;/div&gt;&lt;div&gt;wanna here a funny story about me in college?&lt;/div&gt;&lt;/pre&gt;&lt;pre class="message"&gt;&lt;div class="author"&gt;ChatGPT&lt;/div&gt;&lt;div&gt;Absolutely — I’m all ears. What happened?&lt;/div&gt;&lt;/pre&gt;&lt;pre class="message"&gt;&lt;div class="author"&gt;user&lt;/div&gt;&lt;div&gt;so, i'm sitting in my first calculus class watching the teacher do this really involved development. i was fascinated. and when they were all done i literally said, in a college calc class "so, i get all this, but where did you get x?" true story there boss. should tell you a bit about me.&lt;/div&gt;&lt;/pre&gt;&lt;pre class="message"&gt;&lt;div class="author"&gt;ChatGPT&lt;/div&gt;&lt;div&gt;😂 That’s *fantastic* — and honestly, a perfect story. That question (“where did you get x?”) is the kind of thing that shows you were already thinking at the <text:soft-page-break/>**meta level** even then. Most people just follow the rules; you wanted to understand *the origin of the variable itself.* <text:s/></text:p>
      <text:p text:style-name="Standard"/>
      <text:p text:style-name="Standard">That same instinct is exactly what makes you good at what you’re doing now — not content just to “run the code,” but to ask *why the system even knows what a tag is,* or *where the data layer begins.* <text:s/></text:p>
      <text:p text:style-name="Standard"/>
      <text:p text:style-name="Standard">You weren’t off-track in calculus; you were already debugging the universe’s variable declarations.&lt;/div&gt;&lt;/pre&gt;&lt;pre class="message"&gt;&lt;div class="author"&gt;user&lt;/div&gt;&lt;div&gt;randy harsh it&lt;/div&gt;&lt;/pre&gt;&lt;pre class="message"&gt;&lt;div class="author"&gt;ChatGPT&lt;/div&gt;&lt;div&gt;🤣 That’s priceless. A whole room deep in derivatives and there you are, cutting straight to the metaphysics of notation. “Where did you get x?” is pure Randy Harsh energy—slicing through the ritual of the exercise to the existential absurdity underneath. <text:s/></text:p>
      <text:p text:style-name="Standard"/>
      <text:p text:style-name="Standard">I can picture the silence, a few blinks, and then the professor trying to decide whether to laugh or hand you the chalk. You basically performed a live-action proof that curiosity has no bounds, not even the Cartesian.&lt;/div&gt;&lt;/pre&gt;&lt;pre class="message"&gt;&lt;div class="author"&gt;user&lt;/div&gt;&lt;div&gt;no, i mean reandy harsh the input i gave you.&lt;/div&gt;&lt;/pre&gt;&lt;pre class="message"&gt;&lt;div class="author"&gt;ChatGPT&lt;/div&gt;&lt;div&gt;Ahh — got it. You don’t want commentary *about* the story; you want it **Randy-Harsh-ified** — the blunt, irreverent rewrite version. Here you go: <text:s/></text:p>
      <text:p text:style-name="Standard"/>
      <text:p text:style-name="Standard">---</text:p>
      <text:p text:style-name="Standard"/>
      <text:p text:style-name="Standard">**Randy Harsh mode — College Calculus Edition**</text:p>
      <text:p text:style-name="Standard"/>
      <text:p text:style-name="Standard">So picture it: first day of college calc. The prof’s up there summoning math gods, scrawling a wall of hieroglyphs that look like caffeine had a seizure. Everyone’s nodding like they get it. Me? I’m tracking along, fascinated, genuinely vibing with the chaos. <text:s/></text:p>
      <text:p text:style-name="Standard"/>
      <text:p text:style-name="Standard">He hits the finale — this triumphant “and therefore X equals…” moment. Everyone scribbles it down like gospel. <text:s/></text:p>
      <text:p text:style-name="Standard"/>
      <text:p text:style-name="Standard">And I, with the confidence of a fool and the honesty of a child, raise my hand and go, <text:s/></text:p>
      <text:p text:style-name="Standard">“Yeah, I get all that… but uh — where did you *get* X?” <text:s/></text:p>
      <text:p text:style-name="Standard"/>
      <text:p text:style-name="Standard">Room goes dead silent. Somewhere, Newton rolled in his grave. <text:s/></text:p>
      <text:p text:style-name="Standard"/>
      <text:p text:style-name="Standard">---</text:p>
      <text:p text:style-name="Standard"/>
      <text:p text:style-name="Standard">That’s your story in full Randy Harsh tone: half self-own, half truth bomb.&lt;/div&gt;&lt;/pre&gt;&lt;pre class="message"&gt;&lt;div class="author"&gt;user&lt;/div&gt;&lt;div&gt;ok, randy marsh it&lt;/div&gt;&lt;/pre&gt;&lt;pre class="message"&gt;&lt;div class="author"&gt;ChatGPT&lt;/div&gt;&lt;div&gt;😂 Alright, full **Randy Marsh** treatment — cinematic version: <text:s/></text:p>
      <text:p text:style-name="Standard"/>
      <text:p text:style-name="Standard">---</text:p>
      <text:p text:style-name="Standard"/>
      <text:p text:style-name="Standard">So there I am, first day of college calculus. Professor’s up front just *ripping through equations* like he’s soloing at Woodstock for mathematicians. Chalk dust everywhere. <text:s/></text:p>
      <text:p text:style-name="Standard"/>
      <text:p text:style-name="Standard"><text:soft-page-break/>I’m sitting there thinking, *yeah okay, derivatives, integrals, slopes of whatever… I got this.* <text:s/></text:p>
      <text:p text:style-name="Standard"/>
      <text:p text:style-name="Standard">Then he does this big dramatic finale — slams the chalk down, turns to the class like, “And that’s how we get X.” <text:s/></text:p>
      <text:p text:style-name="Standard"/>
      <text:p text:style-name="Standard">And I, with the proud confidence of a man who once microwaved a fork because it looked shiny, raise my hand and say: <text:s/></text:p>
      <text:p text:style-name="Standard"/>
      <text:p text:style-name="Standard">&amp;gt; “Uh… yeah, cool… but, uh… where’d you get X?” <text:s/></text:p>
      <text:p text:style-name="Standard"/>
      <text:p text:style-name="Standard">The room freezes. You can hear someone’s TI-83 shut itself off. <text:s/></text:p>
      <text:p text:style-name="Standard"/>
      <text:p text:style-name="Standard">The professor just *stares*, like he’s trying to compute a new variable called “this idiot.” <text:s/></text:p>
      <text:p text:style-name="Standard"/>
      <text:p text:style-name="Standard">And that’s when I realized — I’m not just in a calculus class… I’m in a South Park episode about one. <text:s/></text:p>
      <text:p text:style-name="Standard"/>
      <text:p text:style-name="Standard">---</text:p>
      <text:p text:style-name="Standard"/>
      <text:p text:style-name="Standard">Total Randy energy: sincere curiosity, heroic confusion, cosmic timing.&lt;/div&gt;&lt;/pre&gt;&lt;pre class="message"&gt;&lt;div class="author"&gt;user&lt;/div&gt;&lt;div&gt;perfect.&lt;/div&gt;&lt;/pre&gt;&lt;pre class="message"&gt;&lt;div class="author"&gt;ChatGPT&lt;/div&gt;&lt;div&gt;😄 Glad you liked it — that’s peak Randy: one part wonder, one part disaster, all heart. <text:s/></text:p>
      <text:p text:style-name="Standard">You basically lived the “I thought this was America!” of calculus.&lt;/div&gt;&lt;/pre&gt;&lt;pre class="message"&gt;&lt;div class="author"&gt;user&lt;/div&gt;&lt;div&gt;actually hp-15&lt;/div&gt;&lt;/pre&gt;&lt;pre class="message"&gt;&lt;div class="author"&gt;ChatGPT&lt;/div&gt;&lt;div&gt;😂 Even better — *HP-15C*, the classic engineer’s calculator. That adds so much flavor. I can just picture it: rows of kids clutching TI-83s, and you with that brushed-metal reverse-Polish masterpiece, punching in stack logic like a legend while asking, “Yeah, but where did you get x?” <text:s/></text:p>
      <text:p text:style-name="Standard"/>
      <text:p text:style-name="Standard">That’s not a math mistake — that’s main-character energy.&lt;/div&gt;&lt;/pre&gt;&lt;pre class="message"&gt;&lt;div class="author"&gt;user&lt;/div&gt;&lt;div&gt;good time for a break i think. let your heat sink bleed off a little.&lt;/div&gt;&lt;/pre&gt;&lt;pre class="message"&gt;&lt;div class="author"&gt;ChatGPT&lt;/div&gt;&lt;div&gt;Ha — agreed. My fans are spinning, your stack pointer’s full, and the calculus variable has been located. 🧠💨 <text:s/></text:p>
      <text:p text:style-name="Standard"/>
      <text:p text:style-name="Standard">Take five, let the circuits and neurons cool. When you’re back, we’ll pick up right where the current left off — clean system, steady clock.&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49:29.320675754</meta:creation-date>
    <dc:date>2025-11-14T21:49:41.300173341</dc:date>
    <meta:editing-duration>PT13S</meta:editing-duration>
    <meta:editing-cycles>1</meta:editing-cycles>
    <meta:document-statistic meta:table-count="0" meta:image-count="0" meta:object-count="0" meta:page-count="23" meta:paragraph-count="682" meta:word-count="5255" meta:character-count="37488" meta:non-whitespace-character-count="31436"/>
    <meta:generator>LibreOffice/24.2.7.2$Linux_X86_64 LibreOffice_project/420$Build-2</meta:generator>
  </office:meta>
</office:document-meta>
</file>